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999999" fo:language="en" fo:country="GB" officeooo:rsid="00195834" officeooo:paragraph-rsid="00195834"/>
    </style:style>
    <style:style style:name="P2" style:family="paragraph" style:parent-style-name="Standard">
      <style:text-properties fo:language="en" fo:country="GB" officeooo:rsid="00180cb2"/>
    </style:style>
    <style:style style:name="P3" style:family="paragraph" style:parent-style-name="Standard">
      <style:text-properties fo:language="en" fo:country="GB" officeooo:rsid="00180cb2" officeooo:paragraph-rsid="001e1b4e"/>
    </style:style>
    <style:style style:name="P4" style:family="paragraph" style:parent-style-name="Standard">
      <style:text-properties fo:language="en" fo:country="GB" officeooo:rsid="001c9c4a" officeooo:paragraph-rsid="001e1b4e"/>
    </style:style>
    <style:style style:name="P5" style:family="paragraph" style:parent-style-name="Standard">
      <style:text-properties fo:language="en" fo:country="GB" fo:font-weight="bold" officeooo:rsid="001c9c4a" officeooo:paragraph-rsid="001e1b4e" style:font-weight-asian="bold" style:font-weight-complex="bold"/>
    </style:style>
    <style:style style:name="P6" style:family="paragraph" style:parent-style-name="Standard">
      <style:text-properties fo:language="en" fo:country="GB" officeooo:rsid="001e1b4e" officeooo:paragraph-rsid="001e1b4e"/>
    </style:style>
    <style:style style:name="P7" style:family="paragraph" style:parent-style-name="Standard">
      <style:text-properties fo:language="en" fo:country="GB" officeooo:rsid="0021429a" officeooo:paragraph-rsid="0021429a"/>
    </style:style>
    <style:style style:name="P8" style:family="paragraph" style:parent-style-name="Standard">
      <style:text-properties fo:language="en" fo:country="GB" officeooo:rsid="0021429a" officeooo:paragraph-rsid="002a4acd"/>
    </style:style>
    <style:style style:name="P9" style:family="paragraph" style:parent-style-name="Standard">
      <style:text-properties fo:language="en" fo:country="GB" officeooo:rsid="0021429a" officeooo:paragraph-rsid="00338216"/>
    </style:style>
    <style:style style:name="P10" style:family="paragraph" style:parent-style-name="Standard">
      <style:paragraph-properties fo:line-height="100%"/>
      <style:text-properties fo:language="en" fo:country="GB" officeooo:rsid="001b7fb4" officeooo:paragraph-rsid="00279146"/>
    </style:style>
    <style:style style:name="P11" style:family="paragraph" style:parent-style-name="Standard">
      <style:text-properties fo:language="en" fo:country="GB" officeooo:paragraph-rsid="0028c703"/>
    </style:style>
    <style:style style:name="P12" style:family="paragraph" style:parent-style-name="Standard">
      <style:text-properties fo:language="en" fo:country="GB" officeooo:rsid="0024bb49" officeooo:paragraph-rsid="001e1b4e"/>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ext_20_body">
      <style:text-properties fo:language="en" fo:country="GB" fo:font-weight="bold" officeooo:paragraph-rsid="00279146" style:font-weight-asian="bold" style:font-weight-complex="bold"/>
    </style:style>
    <style:style style:name="P16" style:family="paragraph" style:parent-style-name="Text_20_body">
      <style:paragraph-properties fo:line-height="100%"/>
      <style:text-properties fo:language="en" fo:country="GB" officeooo:rsid="00180cb2" officeooo:paragraph-rsid="00279146"/>
    </style:style>
    <style:style style:name="P17" style:family="paragraph" style:parent-style-name="Text_20_body">
      <style:paragraph-properties fo:line-height="100%"/>
      <style:text-properties fo:language="en" fo:country="GB" officeooo:rsid="00180cb2" officeooo:paragraph-rsid="00352063"/>
    </style:style>
    <style:style style:name="P18" style:family="paragraph" style:parent-style-name="Text_20_body">
      <style:paragraph-properties fo:line-height="100%"/>
      <style:text-properties fo:language="en" fo:country="GB" officeooo:paragraph-rsid="00279146"/>
    </style:style>
    <style:style style:name="P19" style:family="paragraph" style:parent-style-name="Text_20_body">
      <style:text-properties officeooo:paragraph-rsid="0025c3a3"/>
    </style:style>
    <style:style style:name="P20" style:family="paragraph" style:parent-style-name="Text_20_body">
      <style:text-properties officeooo:paragraph-rsid="00276794"/>
    </style:style>
    <style:style style:name="P21" style:family="paragraph" style:parent-style-name="Text_20_body">
      <style:text-properties officeooo:rsid="00276794" officeooo:paragraph-rsid="00276794"/>
    </style:style>
    <style:style style:name="P22" style:family="paragraph" style:parent-style-name="Text_20_body">
      <style:text-properties officeooo:rsid="00276794" officeooo:paragraph-rsid="00283f9a"/>
    </style:style>
    <style:style style:name="P23"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GB" officeooo:rsid="0028c703" officeooo:paragraph-rsid="0028c703"/>
    </style:style>
    <style:style style:name="P24" style:family="paragraph" style:parent-style-name="Standard" style:master-page-name="">
      <loext:graphic-properties draw:fill="none"/>
      <style:paragraph-properties fo:margin-left="0.5in" fo:margin-right="0in" fo:text-indent="0in" style:auto-text-indent="false" style:page-number="auto" fo:background-color="transparent"/>
      <style:text-properties fo:language="en" fo:country="GB" officeooo:rsid="0028c703" officeooo:paragraph-rsid="00352063"/>
    </style:style>
    <style:style style:name="P25"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352063"/>
    </style:style>
    <style:style style:name="P26"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paragraph-rsid="0028c703"/>
    </style:style>
    <style:style style:name="P27" style:family="paragraph" style:parent-style-name="Standard">
      <loext:graphic-properties draw:fill="none"/>
      <style:paragraph-properties fo:margin-left="0.5in" fo:margin-right="0in" fo:text-indent="0in" style:auto-text-indent="false" fo:background-color="transparent"/>
      <style:text-properties officeooo:paragraph-rsid="00352063"/>
    </style:style>
    <style:style style:name="P28" style:family="paragraph" style:parent-style-name="Standard">
      <loext:graphic-properties draw:fill="none"/>
      <style:paragraph-properties fo:margin-left="0.5in" fo:margin-right="0in" fo:text-indent="0in" style:auto-text-indent="false" fo:background-color="transparent"/>
      <style:text-properties fo:language="en" fo:country="GB" officeooo:paragraph-rsid="0028c703"/>
    </style:style>
    <style:style style:name="P29" style:family="paragraph" style:parent-style-name="Standard" style:list-style-name="L2">
      <style:text-properties fo:language="en" fo:country="GB" officeooo:rsid="00283f9a" officeooo:paragraph-rsid="00283f9a"/>
    </style:style>
    <style:style style:name="P30" style:family="paragraph" style:parent-style-name="Standard" style:list-style-name="L3">
      <style:text-properties fo:language="en" fo:country="GB" officeooo:rsid="0028c703" officeooo:paragraph-rsid="0028c703"/>
    </style:style>
    <style:style style:name="P31" style:family="paragraph" style:parent-style-name="Text_20_body" style:list-style-name="L1">
      <style:text-properties officeooo:paragraph-rsid="0030e52f"/>
    </style:style>
    <style:style style:name="P32" style:family="paragraph" style:parent-style-name="Text_20_body" style:list-style-name="L1">
      <style:text-properties officeooo:paragraph-rsid="00276794"/>
    </style:style>
    <style:style style:name="P33" style:family="paragraph" style:parent-style-name="Text_20_body" style:list-style-name="L1">
      <style:text-properties fo:font-variant="normal" fo:text-transform="none" fo:color="#505050" style:font-name="OpenSans" fo:font-size="9pt" fo:letter-spacing="normal" fo:language="en" fo:country="GB" fo:font-style="normal" fo:font-weight="normal" officeooo:rsid="00276794" officeooo:paragraph-rsid="00276794"/>
    </style:style>
    <style:style style:name="P34" style:family="paragraph" style:parent-style-name="Heading_20_3">
      <style:text-properties fo:language="en" fo:country="GB"/>
    </style:style>
    <style:style style:name="P35" style:family="paragraph" style:parent-style-name="Heading_20_3">
      <style:text-properties fo:language="en" fo:country="GB" officeooo:rsid="00180cb2" officeooo:paragraph-rsid="00279146"/>
    </style:style>
    <style:style style:name="T1" style:family="text">
      <style:text-properties officeooo:rsid="001b5416"/>
    </style:style>
    <style:style style:name="T2" style:family="text">
      <style:text-properties officeooo:rsid="00279146"/>
    </style:style>
    <style:style style:name="T3" style:family="text">
      <style:text-properties officeooo:rsid="00189fa2"/>
    </style:style>
    <style:style style:name="T4" style:family="text">
      <style:text-properties officeooo:rsid="001aeb78"/>
    </style:style>
    <style:style style:name="T5" style:family="text">
      <style:text-properties officeooo:rsid="001c9c4a"/>
    </style:style>
    <style:style style:name="T6" style:family="text">
      <style:text-properties officeooo:rsid="001e1b4e"/>
    </style:style>
    <style:style style:name="T7" style:family="text">
      <style:text-properties officeooo:rsid="001fc36c"/>
    </style:style>
    <style:style style:name="T8" style:family="text">
      <style:text-properties fo:font-variant="normal" fo:text-transform="none" fo:color="#008000" style:font-name="DejaVu Sans Mono" fo:font-size="9pt" fo:letter-spacing="normal" fo:language="en" fo:country="GB" fo:font-style="normal" fo:font-weight="bold"/>
    </style:style>
    <style:style style:name="T9" style:family="text">
      <style:text-properties fo:font-variant="normal" fo:text-transform="none" fo:color="#008000" style:font-name="DejaVu Sans Mono" fo:font-size="9pt" fo:letter-spacing="normal" fo:language="en" fo:country="GB" fo:font-style="normal" style:text-underline-style="none" fo:font-weight="bold" officeooo:rsid="0025c3a3" style:font-name-asian="Courier New" style:font-size-asian="10pt" style:font-name-complex="Liberation Mono" style:font-size-complex="10pt"/>
    </style:style>
    <style:style style:name="T10" style:family="text">
      <style:text-properties fo:font-variant="normal" fo:text-transform="none" fo:color="#008000" style:font-name="DejaVu Sans Mono" fo:font-size="9pt" fo:letter-spacing="normal" fo:language="en" fo:country="GB" fo:font-style="normal" style:text-underline-style="none" fo:font-weight="bold" officeooo:rsid="00276794" style:font-name-asian="Courier New" style:font-size-asian="10pt" style:font-name-complex="Liberation Mono" style:font-size-complex="10pt"/>
    </style:style>
    <style:style style:name="T11" style:family="text">
      <style:text-properties fo:color="#008000" style:font-name="DejaVu Sans Mono" fo:font-size="9pt" fo:language="en" fo:country="GB" fo:font-weight="bold"/>
    </style:style>
    <style:style style:name="T12" style:family="text">
      <style:text-properties fo:color="#008000" style:font-name="DejaVu Sans Mono" fo:font-size="9pt" fo:language="en" fo:country="GB" fo:font-weight="bold" officeooo:rsid="0025c3a3" style:font-name-asian="Courier New" style:font-size-asian="10pt" style:font-name-complex="Liberation Mono" style:font-size-complex="10pt"/>
    </style:style>
    <style:style style:name="T13" style:family="text">
      <style:text-properties fo:color="#008000" style:font-name="DejaVu Sans Mono" fo:font-size="9pt" fo:language="en" fo:country="GB" fo:font-weight="bold" officeooo:rsid="0025c3a3"/>
    </style:style>
    <style:style style:name="T14" style:family="text">
      <style:text-properties fo:color="#008000" style:font-name="DejaVu Sans Mono" fo:font-size="9pt" fo:language="en" fo:country="GB" fo:font-weight="bold" officeooo:rsid="00276794"/>
    </style:style>
    <style:style style:name="T15" style:family="text">
      <style:text-properties fo:color="#008000" style:font-name="DejaVu Sans Mono" fo:font-size="9pt" fo:language="en" fo:country="GB" fo:font-weight="bold" officeooo:rsid="0028c703"/>
    </style:style>
    <style:style style:name="T16" style:family="text">
      <style:text-properties fo:color="#008000" style:font-name="DejaVu Sans Mono" fo:font-size="9pt" fo:language="en" fo:country="GB" fo:font-weight="bold" officeooo:rsid="00283f9a"/>
    </style:style>
    <style:style style:name="T17" style:family="text">
      <style:text-properties fo:color="#008000" style:font-name="DejaVu Sans Mono" fo:font-size="9pt" fo:language="en" fo:country="GB" style:text-underline-style="none" fo:font-weight="bold" officeooo:rsid="0025c3a3" style:font-name-asian="Courier New" style:font-size-asian="10pt" style:font-name-complex="Liberation Mono" style:font-size-complex="10pt"/>
    </style:style>
    <style:style style:name="T18" style:family="text">
      <style:text-properties fo:color="#008000" style:font-name="DejaVu Sans Mono" fo:font-size="9pt" fo:language="en" fo:country="GB" style:text-underline-style="none" fo:font-weight="bold" officeooo:rsid="0025c3a3"/>
    </style:style>
    <style:style style:name="T19" style:family="text">
      <style:text-properties fo:color="#008000" style:font-name="DejaVu Sans Mono" fo:font-size="9pt" fo:font-weight="bold"/>
    </style:style>
    <style:style style:name="T20" style:family="text">
      <style:text-properties fo:color="#008000" style:font-name="DejaVu Sans Mono" fo:font-size="9pt" style:text-underline-style="none" fo:font-weight="bold"/>
    </style:style>
    <style:style style:name="T21" style:family="text">
      <style:text-properties fo:language="en" fo:country="GB"/>
    </style:style>
    <style:style style:name="T22" style:family="text">
      <style:text-properties fo:language="en" fo:country="GB" officeooo:rsid="001aeb78"/>
    </style:style>
    <style:style style:name="T23" style:family="text">
      <style:text-properties fo:language="en" fo:country="GB" officeooo:rsid="0025c3a3"/>
    </style:style>
    <style:style style:name="T24" style:family="text">
      <style:text-properties fo:language="en" fo:country="GB" officeooo:rsid="00276794"/>
    </style:style>
    <style:style style:name="T25" style:family="text">
      <style:text-properties fo:language="en" fo:country="GB" style:text-underline-style="none" officeooo:rsid="0025c3a3"/>
    </style:style>
    <style:style style:name="T26" style:family="text">
      <style:text-properties fo:language="en" fo:country="GB" style:text-underline-style="none" officeooo:rsid="00276794"/>
    </style:style>
    <style:style style:name="T27" style:family="text">
      <style:text-properties fo:language="en" fo:country="GB" style:text-underline-style="none" officeooo:rsid="001aeb78"/>
    </style:style>
    <style:style style:name="T28" style:family="text">
      <style:text-properties fo:language="en" fo:country="GB" officeooo:rsid="00279146"/>
    </style:style>
    <style:style style:name="T29" style:family="text">
      <style:text-properties fo:language="en" fo:country="GB" officeooo:rsid="00283f9a"/>
    </style:style>
    <style:style style:name="T30" style:family="text">
      <style:text-properties fo:language="en" fo:country="GB" officeooo:rsid="0028c703"/>
    </style:style>
    <style:style style:name="T31" style:family="text">
      <style:text-properties officeooo:rsid="00276794"/>
    </style:style>
    <style:style style:name="T32" style:family="text">
      <style:text-properties officeooo:rsid="00283f9a"/>
    </style:style>
    <style:style style:name="T33" style:family="text">
      <style:text-properties officeooo:rsid="002a4acd"/>
    </style:style>
    <style:style style:name="T34" style:family="text">
      <style:text-properties fo:font-weight="bold" officeooo:rsid="002a4acd" style:font-weight-asian="bold" style:font-weight-complex="bold"/>
    </style:style>
    <style:style style:name="T35" style:family="text">
      <style:text-properties officeooo:rsid="0031720f"/>
    </style:style>
    <style:style style:name="T36" style:family="text">
      <style:text-properties officeooo:rsid="00338216"/>
    </style:style>
    <style:style style:name="T37" style:family="text">
      <style:text-properties officeooo:rsid="0039b57f"/>
    </style:style>
    <style:style style:name="T38" style:family="text">
      <style:text-properties officeooo:rsid="003a74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3">Stories requirements</text:h>
      <text:p text:style-name="P2"/>
      <text:p text:style-name="P15">Assumptions</text:p>
      <text:p text:style-name="P10"/>
      <text:p text:style-name="P10">- <text:span text:style-name="T5">Verification whether the driver, who is starting the parking meter, is disabled is not my job.</text:span></text:p>
      <text:p text:style-name="P10"/>
      <text:p text:style-name="P18">- Distinguishing between specific parking areas <text:span text:style-name="T31">in the city</text:span> is not my job.</text:p>
      <text:p text:style-name="P16">- <text:span text:style-name="T2">Parking meter can be stopped only once. If driver wants to reenter parking area then another meter should be started.</text:span></text:p>
      <text:p text:style-name="P16">- <text:span text:style-name="T2">If parking meter has been stopped, it means that vehicle escapes parking area.</text:span></text:p>
      <text:p text:style-name="P17">- <text:span text:style-name="T2">Operator can check active parking meters i.e. these, which hasn’t been stopped. If the driver has stopped the parking meter and hasn’t moved out his vehicle, for operator it is like parking meter hasn’t been started at all.</text:span></text:p>
      <text:p text:style-name="P17"><text:s/></text:p>
      <text:h text:style-name="P35" text:outline-level="3">Stories</text:h>
      <text:p text:style-name="P2"/>
      <text:p text:style-name="P14">Driver</text:p>
      <text:p text:style-name="P13">According to the presented stories in my opinion it is not even ne<text:span text:style-name="T7">c</text:span>es<text:span text:style-name="T7">s</text:span>ary that <text:span text:style-name="T7">d</text:span>river entity/<text:span text:style-name="T5">POJO</text:span> exists at all. <text:span text:style-name="T4">One driver can start the parking meter and another driver, if only has a parking code, can simply stop the parking meter. </text:span></text:p>
      <text:list xml:id="list1813442762" text:style-name="L1">
        <text:list-item>
          <text:p text:style-name="P31"><text:span text:style-name="T25">To start </text:span><text:span text:style-name="T26">the</text:span><text:span text:style-name="T25"> parkin</text:span><text:span text:style-name="T27">g meter, if empty parking space has been found </text:span><text:span text:style-name="T26">on parking area</text:span><text:span text:style-name="T27">, </text:span><text:span text:style-name="T26">make a</text:span><text:span text:style-name="T27"> </text:span><text:span text:style-name="T25">POST request at</text:span><text:span text:style-name="T26">: </text:span><text:a xlink:type="simple" xlink:href="http://localhost:8080/start_parking_meter/" text:style-name="Internet_20_link" text:visited-style-name="Visited_20_Internet_20_Link"><text:span text:style-name="T9">http://localhost:8080/start_parking_meter</text:span></text:a><text:span text:style-name="T10">/</text:span><text:span text:style-name="T17">{n</text:span><text:span text:style-name="T18">umberPlate}/{driverType}</text:span></text:p>
        </text:list-item>
      </text:list>
      <text:p text:style-name="P20"><text:span text:style-name="T23"><text:tab/></text:span><text:span text:style-name="T12">n</text:span><text:span text:style-name="T13">umberPlate</text:span><text:span text:style-name="T23"> – vehicle number plate </text:span></text:p>
      <text:p text:style-name="P20"><text:span text:style-name="T23"><text:tab/></text:span><text:span text:style-name="T13">driverType</text:span><text:span text:style-name="T23"> – driver type</text:span><text:span text:style-name="T24"> parameter is optional,</text:span><text:span text:style-name="T23"> allowed values are </text:span><text:span text:style-name="T14">REGULAR</text:span><text:span text:style-name="T23">(default) and <text:tab/></text:span><text:span text:style-name="T14">DISABLED</text:span></text:p>
      <text:p text:style-name="P20"><text:span text:style-name="T23"><text:tab/></text:span><text:span text:style-name="T24">Driver gets parking code in return which can be used to stop the parking meter.</text:span></text:p>
      <text:p text:style-name="P19"><text:span text:style-name="T23"><text:tab/>Parking meter cannot be started for vehicle that has valid parking meter, </text:span><text:span text:style-name="T24">i.e. one vehicle <text:tab/>cannot occupy more than one parking place </text:span><text:span text:style-name="T28">at the same time</text:span><text:span text:style-name="T24">. If such a request is perform</text:span><text:span text:style-name="T28">ed</text:span><text:span text:style-name="T24">, <text:tab/>then exception is thrown and proper response is returned.</text:span></text:p>
      <text:list xml:id="list114323919799735" text:continue-numbering="true" text:style-name="L1">
        <text:list-item>
          <text:p text:style-name="P32"><text:span text:style-name="T23"><text:s/>To </text:span><text:span text:style-name="T24">stop</text:span><text:span text:style-name="T23"> </text:span><text:span text:style-name="T24">the</text:span><text:span text:style-name="T23"> parkin</text:span><text:span text:style-name="T22">g meter, </text:span><text:span text:style-name="T29">make </text:span><text:span text:style-name="T24">a post</text:span><text:span text:style-name="T22"> </text:span><text:span text:style-name="T23">POST request at</text:span><text:span text:style-name="T24"> </text:span></text:p>
        </text:list-item>
      </text:list>
      <text:p text:style-name="P21"><text:span text:style-name="T21"><text:tab/></text:span><text:a xlink:type="simple" xlink:href="http://localhost:8080/start_parking_meter/" text:style-name="Internet_20_link" text:visited-style-name="Visited_20_Internet_20_Link"><text:span text:style-name="T9">http://localhost:8080/</text:span></text:a><text:span text:style-name="T11">stop_parking_meter/{parkingCode}</text:span></text:p>
      <text:p text:style-name="P21"><text:span text:style-name="T21"><text:tab/></text:span><text:span text:style-name="T8">parkingCode</text:span><text:span text:style-name="T21"> - parking code returned as request response after starting parking meter.</text:span></text:p>
      <text:p text:style-name="P22"><text:span text:style-name="T21"><text:s/><text:tab/>Driver </text:span><text:span text:style-name="T29">passes generated previously parking code with request and</text:span><text:span text:style-name="T21"> gets parking bill in return.<text:tab/></text:span><text:span text:style-name="T29">Driver</text:span><text:span text:style-name="T21"> is expected to pay the fee. </text:span><text:span text:style-name="T29">Parking meter cannot be stopped more than once. </text:span><text:span text:style-name="T21">If such a <text:tab/>request is perform</text:span><text:span text:style-name="T28">ed</text:span><text:span text:style-name="T21">, <text:tab/>then exception is thrown and proper response is returned.</text:span><text:span text:style-name="T29"> </text:span></text:p>
      <text:list xml:id="list114324770709065" text:continue-numbering="true" text:style-name="L1">
        <text:list-header>
          <text:p text:style-name="P33"/>
        </text:list-header>
      </text:list>
      <text:p text:style-name="P14"><text:soft-page-break/>Operator/<text:span text:style-name="T35">Owner</text:span></text:p>
      <text:p text:style-name="P13">I assume that <text:span text:style-name="T3">when</text:span> <text:span text:style-name="T1">o</text:span>perator wants to <text:span text:style-name="T3">check if the vehicle has started the parking meter, he knows a priori a registration number of the vehicle, which is meant to be checked. Operator has monitoring system or special blue collar, who is watching cars registration numbers. Of course some functionality may be implemented that allows operator to get list of last started parking meters etc. </text:span></text:p>
      <text:list xml:id="list479054041" text:style-name="L2">
        <text:list-item>
          <text:p text:style-name="P29">To check if the vehicle has started the parking meter make GET request at:</text:p>
        </text:list-item>
      </text:list>
      <text:p text:style-name="P25"><text:a xlink:type="simple" xlink:href="http://localhost:8080/parking_bill/" text:style-name="Internet_20_link" text:visited-style-name="Visited_20_Internet_20_Link"><text:span text:style-name="T9">http://localhost:8080</text:span></text:a><text:a xlink:type="simple" xlink:href="http://localhost:8080/parking_bill/" text:style-name="Internet_20_link" text:visited-style-name="Visited_20_Internet_20_Link">/parking_bill/</text:a><text:span text:style-name="T20">{nu</text:span><text:span text:style-name="T19">mberPlate}</text:span></text:p>
      <text:p text:style-name="P27"><text:span text:style-name="T16">numberPlate –</text:span><text:span text:style-name="T30"> vehicle number plate</text:span></text:p>
      <text:p text:style-name="P24">If the parking meter for given vehicle has been started, then corresponding parking bill with parking status OCCUPIED is returned for operator. Date will be null bec<text:span text:style-name="T37">a</text:span>use bill hasn’t been paid yet, also fee value will be 0. If parking bill hasn’t been started then exception is thrown and proper response is returned. </text:p>
      <text:list xml:id="list1929124699" text:style-name="L3">
        <text:list-item>
          <text:p text:style-name="P30">To check how much money earns any given day make GET request at:</text:p>
        </text:list-item>
      </text:list>
      <text:p text:style-name="P26"><text:a xlink:type="simple" xlink:href="http://localhost:8080/start_parking_meter/" text:style-name="Internet_20_link" text:visited-style-name="Visited_20_Internet_20_Link"><text:span text:style-name="T9">http://localhost:8080</text:span></text:a><text:span text:style-name="T15">/</text:span><text:span text:style-name="T19">daily_income/{dateString}</text:span></text:p>
      <text:p text:style-name="P23"><text:span text:style-name="T19">dateString –</text:span> given day in the following format YEAR-MONTH-DAY (eg. ‘2018-12-20’)</text:p>
      <text:p text:style-name="P23">Monetary income value for given day is returned. Could be 0 if operator passes some abstract value e.g. point in the future.</text:p>
      <text:p text:style-name="P28"/>
      <text:p text:style-name="P11"/>
      <text:p text:style-name="P3"/>
      <text:p text:style-name="P5"><text:span text:style-name="T6">Possible s</text:span>cenario</text:p>
      <text:p text:style-name="P4"/>
      <text:p text:style-name="P6">Driver enters parking area. If there is no valid space in parking, driver exits the parking area. Driver does<text:span text:style-name="T38">n’</text:span>t have to pay for invalid parking. If the driver finds valid parking space, the driver uses Parking REST Service to start parking meter and generate parking code. Driver has to pass to service registration number <text:span text:style-name="T7">of vehicle </text:span>and driver type <text:span text:style-name="T7">(regular or disabled)</text:span>. If the driver wants to exit parking area <text:span text:style-name="T7">(legally*)</text:span>, he has to have parking code. The driver uses Parking REST Service passing parking code to stop parking meter and generate the bill. <text:span text:style-name="T33">Driver pays the fee. Driver exits parking area. At any time operator may check given vehicle by number plate.</text:span></text:p>
      <text:p text:style-name="P6"/>
      <text:p text:style-name="P6"/>
      <text:p text:style-name="P8"><text:span text:style-name="T34">My comment</text:span> </text:p>
      <text:p text:style-name="P7"/>
      <text:p text:style-name="P9">Of course some <text:span text:style-name="T36">features</text:span> could be added. For example validation of number plate and parking code format. <text:span text:style-name="T36">Some HATEOAS actions. Additional functionality for operator/owner. Posibillity of checking actual parking time for driver. Authentication for OperatorController resources. </text:span>I don’t want to overhelm with all this code so I am just cutting it. I don’t <text:s/>f<text:span text:style-name="T32">ound implementing</text:span> <text:span text:style-name="T32">it</text:span> necessary to show my coding skills but I want to mark that I see more problems than were implemente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color="#999999" fo:language="en" fo:country="GB" officeooo:rsid="00195834" officeooo:paragraph-rsid="00195834"/>
    </style:style>
    <style:style style:name="MT1" style:family="text">
      <style:text-properties officeooo:rsid="001b5416"/>
    </style:style>
    <style:style style:name="MT2" style:family="text">
      <style:text-properties officeooo:rsid="0027914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atryk Frączek </text:span>15/12/2018, TouK Recruitment <text:span text:style-name="MT2">P</text:span>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6:24:53.952671799</meta:creation-date>
    <dc:date>2019-01-13T11:43:23.361338316</dc:date>
    <meta:editing-duration>PT2H57M58S</meta:editing-duration>
    <meta:editing-cycles>15</meta:editing-cycles>
    <meta:generator>LibreOffice/6.0.3.2$Linux_X86_64 LibreOffice_project/00m0$Build-2</meta:generator>
    <meta:document-statistic meta:table-count="0" meta:image-count="0" meta:object-count="0" meta:page-count="2" meta:paragraph-count="36" meta:word-count="698" meta:character-count="4395" meta:non-whitespace-character-count="3709"/>
  </office:meta>
</office:document-meta>
</file>